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able-cell-properties fo:border="none" style:vertical-align="bottom"/>
      <style:text-properties style:font-name="Arial" fo:font-size="10pt" fo:language="en" fo:country="US" style:language-asian="en" style:country-asian="US" style:language-complex="en" style:country-complex="US"/>
    </style:style>
    <style:style style:name="ce2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T1" style:family="text"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5.69999980926514pt" style:font-weight-complex="bold"/>
    </style:style>
    <style:style style:name="T2" style:family="text">
      <style:text-properties fo:font-size="12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249" table:default-cell-style-name="Default"/>
        <table:table-row table:style-name="ro1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number-columns-repeated="244"/>
        </table:table-row>
        <table:table-row table:style-name="ro1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L</text:span><text:span text:style-name="T1">a</text:span><text:span text:style-name="T1">n</text:span><text:span text:style-name="T1">d</text:span><text:span text:style-name="T1">s</text:span><text:span text:style-name="T1">c</text:span><text:span text:style-name="T1">a</text:span><text:span text:style-name="T1">p</text:span><text:span text:style-name="T1">e</text:span><text:span text:style-name="T1">B</text:span><text:span text:style-name="T1">o</text:span><text:span text:style-name="T1">t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L</text:span><text:span text:style-name="T1">a</text:span><text:span text:style-name="T1">n</text:span><text:span text:style-name="T1">d</text:span><text:span text:style-name="T1">s</text:span><text:span text:style-name="T1">c</text:span><text:span text:style-name="T1">a</text:span><text:span text:style-name="T1">p</text:span><text:span text:style-name="T1">e</text:span><text:span text:style-name="T1">B</text:span><text:span text:style-name="T1">o</text:span><text:span text:style-name="T1">t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number-columns-repeated="244"/>
        </table:table-row>
        <table:table-row table:style-name="ro1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number-columns-repeated="244"/>
        </table:table-row>
        <table:table-row table:style-name="ro2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style-name="ce1" office:value-type="string">
            <text:p><text:span text:style-name="T2">[</text:span><text:span text:style-name="T2">S</text:span><text:span text:style-name="T2">t</text:span><text:span text:style-name="T2">o</text:span><text:span text:style-name="T2">n</text:span><text:span text:style-name="T2">e</text:span><text:span text:style-name="T2">B</text:span><text:span text:style-name="T2">lo</text:span><text:span text:style-name="T2">c</text:span><text:span text:style-name="T2">k</text:span><text:span text:style-name="T2">()</text:span><text:span text:style-name="T2">, </text:span><text:span text:style-name="T1">T</text:span><text:span text:style-name="T1">r</text:span><text:span text:style-name="T1">e</text:span><text:span text:style-name="T1">a</text:span><text:span text:style-name="T1">s</text:span><text:span text:style-name="T1">u</text:span><text:span text:style-name="T1">r</text:span><text:span text:style-name="T1">e</text:span><text:span text:style-name="T1">B</text:span><text:span text:style-name="T1">o</text:span><text:span text:style-name="T1">t</text:span><text:span text:style-name="T2">()</text:span><text:span text:style-name="T2">]</text:span></text:p>
          </table:table-cell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number-columns-repeated="244"/>
        </table:table-row>
        <table:table-row table:style-name="ro1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number-columns-repeated="244"/>
        </table:table-row>
        <table:table-row table:style-name="ro1"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number-columns-repeated="244"/>
        </table:table-row>
        <table:table-row table:style-name="ro1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number-columns-repeated="244"/>
        </table:table-row>
        <table:table-row table:style-name="ro2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number-columns-repeated="244"/>
        </table:table-row>
        <table:table-row table:style-name="ro1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number-columns-repeated="244"/>
        </table:table-row>
        <table:table-row table:style-name="ro1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number-columns-repeated="244"/>
        </table:table-row>
        <table:table-row table:style-name="ro1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L</text:span><text:span text:style-name="T1">a</text:span><text:span text:style-name="T1">n</text:span><text:span text:style-name="T1">d</text:span><text:span text:style-name="T1">s</text:span><text:span text:style-name="T1">c</text:span><text:span text:style-name="T1">a</text:span><text:span text:style-name="T1">p</text:span><text:span text:style-name="T1">e</text:span><text:span text:style-name="T1">B</text:span><text:span text:style-name="T1">o</text:span><text:span text:style-name="T1">t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L</text:span><text:span text:style-name="T1">a</text:span><text:span text:style-name="T1">n</text:span><text:span text:style-name="T1">d</text:span><text:span text:style-name="T1">s</text:span><text:span text:style-name="T1">c</text:span><text:span text:style-name="T1">a</text:span><text:span text:style-name="T1">p</text:span><text:span text:style-name="T1">e</text:span><text:span text:style-name="T1">B</text:span><text:span text:style-name="T1">o</text:span><text:span text:style-name="T1">t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number-columns-repeated="244"/>
        </table:table-row>
        <table:table-row table:style-name="ro2"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number-columns-repeated="24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5" number:min-integer-digits="1" number:decimal-replacement=""/>
    </number:number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1">05/01/2008</text:date>, <text:time>09:2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Kurtis Fields</dc:creator>
    <dc:date>2008-05-01T09:27:16</dc:date>
    <meta:editing-cycles>53</meta:editing-cycles>
    <meta:editing-duration>PT18H18M55S</meta:editing-duration>
    <meta:user-defined meta:name="Info 1"/>
    <meta:user-defined meta:name="Info 2"/>
    <meta:user-defined meta:name="Info 3"/>
    <meta:user-defined meta:name="Info 4"/>
    <meta:document-statistic meta:table-count="1" meta:cell-count="144"/>
  </office:meta>
</office:document-meta>
</file>